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702c0" officeooo:paragraph-rsid="001702c0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1ca6bc" officeooo:paragraph-rsid="001ca6bc"/>
    </style:style>
    <style:style style:name="P4" style:family="paragraph" style:parent-style-name="Text_20_body" style:list-style-name="L1">
      <style:text-properties officeooo:rsid="001ca6bc" officeooo:paragraph-rsid="001ca6bc"/>
    </style:style>
    <style:style style:name="P5" style:family="paragraph" style:parent-style-name="Preformatted_20_Text" style:master-page-name="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6" style:family="paragraph" style:parent-style-name="Preformatted_20_Text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7" style:family="paragraph" style:parent-style-name="Preformatted_20_Text" style:list-style-name="L1" style:master-page-name="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8" style:family="paragraph" style:parent-style-name="Preformatted_20_Text" style:list-style-name="L1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Text_20_body" style:list-style-name="L1">
      <style:text-properties officeooo:rsid="001de15b" officeooo:paragraph-rsid="001ca6bc"/>
    </style:style>
    <style:style style:name="P10" style:family="paragraph" style:parent-style-name="Text_20_body" style:list-style-name="L1">
      <style:text-properties officeooo:rsid="001de15b" officeooo:paragraph-rsid="001de15b"/>
    </style:style>
    <style:style style:name="P11" style:family="paragraph" style:parent-style-name="Text_20_body">
      <style:text-properties officeooo:rsid="001de15b" officeooo:paragraph-rsid="001de15b"/>
    </style:style>
    <style:style style:name="P12" style:family="paragraph" style:parent-style-name="Heading_20_1" style:master-page-name="MPF0">
      <style:paragraph-properties style:page-number="auto" fo:break-before="page"/>
      <style:text-properties officeooo:rsid="001702c0" officeooo:paragraph-rsid="001df102"/>
    </style:style>
    <style:style style:name="P13" style:family="paragraph" style:parent-style-name="Heading_20_2">
      <style:text-properties officeooo:paragraph-rsid="001df102"/>
    </style:style>
    <style:style style:name="P14" style:family="paragraph" style:parent-style-name="Text_20_body">
      <style:text-properties officeooo:rsid="001ca6bc" officeooo:paragraph-rsid="001df102"/>
    </style:style>
    <style:style style:name="P15" style:family="paragraph" style:parent-style-name="Text_20_body" style:list-style-name="L1">
      <style:text-properties officeooo:rsid="001ca6bc" officeooo:paragraph-rsid="001df102"/>
    </style:style>
    <style:style style:name="P16" style:family="paragraph" style:parent-style-name="Preformatted_20_Text" style:master-page-name="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officeooo:paragraph-rsid="001df102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Preformatted_20_Text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officeooo:paragraph-rsid="001df102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Preformatted_20_Text" style:list-style-name="L1" style:master-page-name="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officeooo:paragraph-rsid="001df102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Preformatted_20_Text" style:list-style-name="L1">
      <loext:graphic-properties draw:fill="none"/>
      <style:paragraph-properties fo:margin-left="12.7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officeooo:paragraph-rsid="001df102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Text_20_body" style:list-style-name="L1">
      <style:text-properties officeooo:rsid="001de15b" officeooo:paragraph-rsid="001df102"/>
    </style:style>
    <style:style style:name="T1" style:family="text">
      <style:text-properties officeooo:rsid="001ca6bc"/>
    </style:style>
    <style:style style:name="T2" style:family="text">
      <style:text-properties officeooo:rsid="000ef9b1"/>
    </style:style>
    <style:style style:name="T3" style:family="text">
      <style:text-properties style:font-name="Liberation Mono" style:font-name-asian="Liberation Mono" style:font-name-complex="Liberation Mono"/>
    </style:style>
    <style:style style:name="T4" style:family="text">
      <style:text-properties officeooo:rsid="001de15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f102"/>
    </style:style>
    <style:style style:name="T7" style:family="text">
      <style:text-properties officeooo:rsid="001f5744"/>
    </style:style>
    <style:style style:name="T8" style:family="text">
      <style:text-properties style:font-name="Liberation Mono" officeooo:rsid="001f5744" style:font-name-asian="Liberation Mono" style:font-name-complex="Liberation Mon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<text:span text:style-name="T1">2</text:span> – Structures <text:span text:style-name="T1">Données</text:span></text:h>
      <text:h text:style-name="P2" text:outline-level="2">Exercice <text:span text:style-name="T2">1</text:span></text:h>
      <text:p text:style-name="P3">Compléter l'expression manquante.</text:p>
      <text:list text:style-name="L1">
        <text:list-item>
          <text:p text:style-name="P4">Insérer ch2 dans ch1 de façon à obtenir la phrase "L'eau est essentielle pour la vie" dans la variable ch3.</text:p>
        </text:list-item>
      </text:list>
      <text:p text:style-name="P5">Ch1 ← "L'eau est la vie"</text:p>
      <text:p text:style-name="P6">ch2 ← "essentielle pour"</text:p>
      <text:p text:style-name="P6">ch3 ← ?</text:p>
      <text:list xml:id="list60050511391839" text:continue-numbering="true" text:style-name="L1">
        <text:list-item>
          <text:p text:style-name="P4">Utiliser les opérateurs div et mod afin d'extraire le nombre 312 de a.</text:p>
          <text:p text:style-name="P7">a ← 763124</text:p>
          <text:p text:style-name="P8">b ← ?</text:p>
        </text:list-item>
        <text:list-item>
          <text:p text:style-name="P4">Calculer la valeur de z, indiquer son type et écrire une expression qui extrait la partie décimale de z.</text:p>
          <text:p text:style-name="P7">x ← 4</text:p>
          <text:p text:style-name="P8">y ← 6</text:p>
          <text:p text:style-name="P8">z ← (x+y) div 3 * x + y mod x + (y <text:span text:style-name="T3">≠ x) / 2</text:span></text:p>
          <text:p text:style-name="P8">w ← ?</text:p>
        </text:list-item>
        <text:list-item>
          <text:p text:style-name="P4"><text:span text:style-name="T4">É</text:span>crire l'expression n4 qui permet d'obtenir le nombre 708090 <text:span text:style-name="T4">à partir des valeurs de n1, n2 et n3.</text:span></text:p>
          <text:p text:style-name="P7">n1 ← "17"</text:p>
          <text:p text:style-name="P8">n2 ← "181"</text:p>
          <text:p text:style-name="P8">n3 ← "252629"</text:p>
          <text:p text:style-name="P8">n4 ← ?</text:p>
        </text:list-item>
        <text:list-item>
          <text:p text:style-name="P9">Déterminer dans la variable car le caractère ASCII qui suit le caractère central dans la chaîne ch. Puis, retrouver la position de ce caractère dans la chaîne ch.</text:p>
          <text:p text:style-name="P10"><text:span text:style-name="T5">Exemple : </text:span>Le caractère ASCII qui suit la caractère "A" est "B".</text:p>
          <text:p text:style-name="P7">ch ← "Stylesheet"</text:p>
          <text:p text:style-name="P8">car ← ?</text:p>
          <text:p text:style-name="P8">p ← ?</text:p>
        </text:list-item>
      </text:list>
      <text:p text:style-name="P11"/>
      <text:h text:style-name="P12" text:outline-level="1">Évaluation <text:span text:style-name="T1">2</text:span> – Structures <text:span text:style-name="T1">Données</text:span></text:h>
      <text:h text:style-name="P13" text:outline-level="2">Exercice <text:span text:style-name="T2">1</text:span></text:h>
      <text:p text:style-name="P14">Compléter l'expression manquante.</text:p>
      <text:list text:continue-numbering="true" text:style-name="L1">
        <text:list-item text:start-value="1">
          <text:p text:style-name="P15"><text:span text:style-name="T6">Supprimer</text:span> ch2 dans ch1 de façon à obtenir la phrase "Il n’y a pas de honte à préférer le bonheur !" dans la variable ch3.</text:p>
        </text:list-item>
      </text:list>
      <text:p text:style-name="P16">Ch1 ← "<text:span text:style-name="T6">Il n'y a pas de honte, ni de soucis, à préférer le bonheur !</text:span>"</text:p>
      <text:p text:style-name="P17">ch2 ← "<text:span text:style-name="T6">ni de soucis</text:span>"</text:p>
      <text:p text:style-name="P17">ch3 ← ?</text:p>
      <text:list text:continue-numbering="true" text:style-name="L1">
        <text:list-item>
          <text:p text:style-name="P15">Utiliser les opérateurs div et mod afin d'extraire le nombre 2<text:span text:style-name="T7">67</text:span> de a.</text:p>
          <text:p text:style-name="P18">a ← 763124</text:p>
          <text:p text:style-name="P19">b ← ?</text:p>
        </text:list-item>
        <text:list-item>
          <text:p text:style-name="P15">Calculer la valeur de z, indiquer son type et écrire une expression qui extrait la partie décimale de z.</text:p>
          <text:p text:style-name="P18">x ← <text:span text:style-name="T7">5</text:span></text:p>
          <text:p text:style-name="P19">y ← <text:span text:style-name="T7">8</text:span></text:p>
          <text:p text:style-name="P19">z ← (x+y) <text:span text:style-name="T7">mod</text:span> 3 * x + y <text:span text:style-name="T7">* y</text:span> <text:span text:style-name="T7">div</text:span> x + (y ≤<text:span text:style-name="T7"> </text:span><text:span text:style-name="T3">x) </text:span><text:span text:style-name="T8">*</text:span><text:span text:style-name="T3"> 2.</text:span><text:span text:style-name="T8">0</text:span></text:p>
          <text:p text:style-name="P19">w ← ?</text:p>
        </text:list-item>
        <text:list-item>
          <text:p text:style-name="P15"><text:span text:style-name="T4">É</text:span>crire l'expression n4 qui permet d'obtenir le nombre 7<text:span text:style-name="T7">89</text:span>00 <text:span text:style-name="T4">à partir des valeurs de n1, n2 et n3.</text:span></text:p>
          <text:p text:style-name="P18">n1 ← "17"</text:p>
          <text:p text:style-name="P19">n2 ← "181"</text:p>
          <text:p text:style-name="P19">n3 ← "252629"</text:p>
          <text:p text:style-name="P19">n4 ← ?</text:p>
        </text:list-item>
        <text:list-item>
          <text:p text:style-name="P15"><text:span text:style-name="T4">Déterminer dans la variable car le caractère ASCII qui </text:span><text:span text:style-name="T7">précède</text:span><text:span text:style-name="T4"> le caractère </text:span><text:span text:style-name="T7">final</text:span><text:span text:style-name="T4"> </text:span><text:span text:style-name="T7">de</text:span><text:span text:style-name="T4"> la chaîne ch. Puis, retrouver la position de ce caractère dans la chaîne ch.</text:span></text:p>
          <text:p text:style-name="P20"><text:span text:style-name="T5">Exemple : </text:span>Le caractère ASCII qui <text:span text:style-name="T7">précède</text:span> la caractère "<text:span text:style-name="T7">B</text:span>" est "<text:span text:style-name="T7">A</text:span>".</text:p>
          <text:p text:style-name="P18">ch ← "Stylesheet"</text:p>
          <text:p text:style-name="P19">car ← ?</text:p>
          <text:p text:style-name="P19">p ← ?</text:p>
          <text:p text:style-name="P10"/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1740883c77b073d14011387305cb18c71aed59b</meta:generator>
    <dc:title>BookAntiqua Modèle</dc:title>
    <meta:creation-date>2023-09-24T11:51:00Z</meta:creation-date>
    <dc:date>2024-10-10T06:00:48.082930986</dc:date>
    <meta:editing-cycles>15</meta:editing-cycles>
    <meta:editing-duration>PT2H23M40S</meta:editing-duration>
    <meta:document-statistic meta:table-count="0" meta:image-count="0" meta:object-count="0" meta:page-count="2" meta:paragraph-count="52" meta:word-count="406" meta:character-count="1851" meta:non-whitespace-character-count="1505"/>
    <meta:template xlink:type="simple" xlink:actuate="onRequest" xlink:title="" xlink:href="./BookAntiqua%20Modèle.ott"/>
  </office:meta>
</office:document-meta>
</file>